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Code_20_Indent">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4.551cm" svg:height="1.93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April</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4</text:p>
          <text:p text:style-name="P13"><text:a xlink:type="simple" xlink:href="#1.1.Two Sides of a Component|outline">Two Sides of a Component<text:tab/>4</text:a></text:p>
          <text:p text:style-name="P14"><text:a xlink:type="simple" xlink:href="#1.1.1.View|outline">View<text:tab/>4</text:a></text:p>
          <text:p text:style-name="P14"><text:a xlink:type="simple" xlink:href="#1.1.2.Substance|outline">Substance<text:tab/>4</text:a></text:p>
          <text:p text:style-name="P13"><text:a xlink:type="simple" xlink:href="#1.2.Trilogy of Component Development|outline">Trilogy of Component Development<text:tab/>5</text:a></text:p>
          <text:p text:style-name="P14"><text:a xlink:type="simple" xlink:href="#1.2.1.Development of View|outline">Development of View<text:tab/>5</text:a></text:p>
          <text:p text:style-name="P15"><text:a xlink:type="simple" xlink:href="#1.2.1.1.HTML Tags|outline">HTML Tags<text:tab/>5</text:a></text:p>
          <text:p text:style-name="P15"><text:a xlink:type="simple" xlink:href="#1.2.1.2.JavaScript Methods|outline">JavaScript Methods<text:tab/>6</text:a></text:p>
          <text:p text:style-name="P14"><text:a xlink:type="simple" xlink:href="#1.2.2.Development of Substance|outline">Development of Substance<text:tab/>6</text:a></text:p>
          <text:p text:style-name="P14"><text:a xlink:type="simple" xlink:href="#1.2.3.Configuration|outline">Configuration<text:tab/>7</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P16" text:outline-level="2">Two Sides of a Component</text:h>
      <text:p text:style-name="P17">A component consists of two parts: <text:span text:style-name="T5">view</text:span> and <text:span text:style-name="T5">substance</text:span>. They are like two sides of the same coin. The view is the visual part of a component, which is running at the browser and interacts with the user. The substance is a Java object running at the server and interacts with the application.</text:p>
      <text:h text:style-name="Heading_20_3" text:outline-level="3"><draw:frame draw:style-name="fr2" draw:name="graphics2" text:anchor-type="paragraph" svg:width="16cm" svg:height="2.88cm" draw:z-index="2"><draw:image xlink:href="../images/ComponentTwoSides.gif" xlink:type="simple" xlink:show="embed" xlink:actuate="onLoad"/></draw:frame>View</text:h>
      <text:p text:style-name="Text_20_body_20_indent">The view is the visual part <text:span text:style-name="T2">of a component. It is the appearance that the user saw and interacted with. When a component is created at the server, its view is created at the client to provide the visual appearance.</text:span></text:p>
      <text:p text:style-name="P18">For example, when the application creates a button at the server, the view will be created accordingly so the user can use it. When the user clicks on the button, the button sends an event to the server for further processing.</text:p>
      <text:h text:style-name="Heading_20_3" text:outline-level="3">Substance</text:h>
      <text:p text:style-name="Text_20_body_20_indent">The substanc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8">The application don't need to know anything about Ajax, Java Mobile, Android or Flash<text:note text:id="ftn1" text:note-class="footnote"><text:note-citation>1</text:note-citation><text:note-body><text:p text:style-name="Footnote">Of course, the app<text:span text:style-name="T2">lication can have his own client codes to communicate with the client and/or user directly. It is an option.</text:span></text:p></text:note-body></text:note>. The client technology is encapsulated by the implementation of the component(s).</text:p>
      <text:h text:style-name="P16" text:outline-level="2">Trilogy of Component Development</text:h>
      <text:p text:style-name="P17">From development perspectives, there are three steps to implement a ZK component. First, you have to design the view. Second, you have to implement the substance (as a Java class) at the server. Finally, you have to configure it with a XML file, such that it is accessible to the applications.</text:p>
      <text:p text:style-name="P17">How to implement the view depends on the client technology. For example, HTML tags and Java codes are required for the Ajax browsers, while Java MIDlet is required for Java Mobile clients. For the convenience of description, we focus on the Ajax browsers in this guide, as show below.</text:p>
      <text:h text:style-name="Heading_20_3" text:outline-level="3"><draw:frame draw:style-name="fr3" draw:name="graphics1" text:anchor-type="paragraph" svg:x="0.713cm" svg:y="0.245cm" svg:width="16.3cm" svg:height="7.609cm" draw:z-index="1"><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and you can use your favorite technology to generate them. For example, you can use DSP<text:note text:id="ftn2" text:note-class="footnote"><text:note-citation>2</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JSP, Servlet and whatever Java Servlet technology you like.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19" text:outline-level="3">Development of Substance</text:h>
      <text:p text:style-name="P18">The substance is the states and API of the component that Web applications access. More precisely, it is a Java class that implements the <text:span text:style-name="T6">org.zkoss.zk.ui.Component</text:span> interface.</text:p>
      <text:p text:style-name="P18">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 We will talk about how to select later.</text:p>
      <text:p text:style-name="P18">For example, assume we want to extend the most skeletal implementation AbstractComponent, and then the Java class might look as follows.</text:p>
      <text:p text:style-name="Code_20_Indent">public MyButton ext<text:span text:style-name="T2">ends AbstractComponent {</text:span></text:p>
      <text:p text:style-name="P20">}</text:p>
      <text:p text:style-name="Text_20_body_20_indent">If you are ext<text:span text:style-name="T2">ending from one of the skeletal implementations, there is basically no abstract method you have to implement other than component-specific methods.</text:span></text:p>
      <text:h text:style-name="P19" text:outline-level="3">Configuration</text:h>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5</text:page-number> of <text:page-count>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11T19:51:26</dc:date>
    <meta:printed-by>Henri Chen</meta:printed-by>
    <meta:print-date>2006-08-04T11:03:45</meta:print-date>
    <meta:keyword>ZK ZUL ZHTML</meta:keyword>
    <dc:language>en-US</dc:language>
    <meta:editing-cycles>5076</meta:editing-cycles>
    <meta:editing-duration>P19DT14H30M15S</meta:editing-duration>
    <meta:user-defined meta:name="Info 1"/>
    <meta:user-defined meta:name="Info 2"/>
    <meta:user-defined meta:name="Info 3"/>
    <meta:user-defined meta:name="Info 4"/>
    <meta:document-statistic meta:table-count="0" meta:image-count="3" meta:object-count="0" meta:page-count="7" meta:paragraph-count="65" meta:word-count="1204" meta:character-count="7472"/>
  </office:meta>
</office:document-meta>
</file>